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26pt" officeooo:rsid="001362b8" officeooo:paragraph-rsid="001362b8" style:font-size-asian="22.75pt" style:font-size-complex="26pt"/>
    </style:style>
    <style:style style:name="P2" style:family="paragraph" style:parent-style-name="Standard">
      <style:text-properties fo:font-size="18pt" officeooo:rsid="00121849" officeooo:paragraph-rsid="00121849" style:font-size-asian="18pt" style:font-size-complex="18pt"/>
    </style:style>
    <style:style style:name="P3" style:family="paragraph" style:parent-style-name="Standard">
      <style:text-properties fo:font-size="18pt" officeooo:rsid="001362b8" officeooo:paragraph-rsid="001362b8" style:font-size-asian="18pt" style:font-size-complex="18pt"/>
    </style:style>
    <style:style style:name="P4" style:family="paragraph" style:parent-style-name="Standard">
      <style:text-properties fo:font-size="18pt" officeooo:rsid="00121849" officeooo:paragraph-rsid="00121849" style:font-size-asian="15.75pt" style:font-size-complex="18pt"/>
    </style:style>
    <style:style style:name="P5" style:family="paragraph" style:parent-style-name="Standard">
      <style:text-properties fo:font-size="18pt" officeooo:rsid="00121849" officeooo:paragraph-rsid="00163322" style:font-size-asian="15.75pt" style:font-size-complex="18pt"/>
    </style:style>
    <style:style style:name="T1" style:family="text">
      <style:text-properties officeooo:rsid="001362b8"/>
    </style:style>
    <style:style style:name="T2" style:family="text">
      <style:text-properties officeooo:rsid="00150e43"/>
    </style:style>
    <style:style style:name="T3" style:family="text">
      <style:text-properties officeooo:rsid="00163322"/>
    </style:style>
    <style:style style:name="T4" style:family="text">
      <style:text-properties officeooo:rsid="00180e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EM TAKEN:</text:p>
      <text:p text:style-name="P2"><text:s text:c="6"/>SIMPLE BANK APPLICATION FOR CASH DEPOSIT AND WITHDRAWAL</text:p>
      <text:p text:style-name="P2"/>
      <text:p text:style-name="P2">CONCEPTS COVERED:</text:p>
      <text:p text:style-name="P2"><text:s text:c="3"/>*Inheritance</text:p>
      <text:p text:style-name="P2"><text:s text:c="3"/>*<text:span text:style-name="T1">Interface</text:span></text:p>
      <text:p text:style-name="P2"><text:s text:c="3"/>*Constructor</text:p>
      <text:p text:style-name="P2"><text:s text:c="3"/>*Package</text:p>
      <text:p text:style-name="P2"><text:s text:c="3"/>*<text:span text:style-name="T1">User defined exception</text:span></text:p>
      <text:p text:style-name="P2"/>
      <text:p text:style-name="P3">DESCRIPTION:</text:p>
      <text:p text:style-name="P3"><text:s/>This application consists of four modules:</text:p>
      <text:p text:style-name="P3"><text:s text:c="10"/>1)Balance</text:p>
      <text:p text:style-name="P3"><text:s text:c="10"/>2)Deposit</text:p>
      <text:p text:style-name="P3"><text:s text:c="10"/>3)Withdraw</text:p>
      <text:p text:style-name="P3"><text:s text:c="10"/>4)Previous Transaction</text:p>
      <text:p text:style-name="P3">WORKING:</text:p>
      <text:p text:style-name="P4"><text:s text:c="6"/><text:span text:style-name="T2">First, we have to enter the name of the bank.Then displays the name and id.Then it displays five options. They are balance,deposit,withdrawal,previous transaction and to exit the system</text:span></text:p>
      <text:p text:style-name="P4"><text:s text:c="4"/><text:span text:style-name="T2">If the balance is less than 1000,then we cannot withdraw the amount.It leads to exception</text:span></text:p>
      <text:p text:style-name="P4"><text:s text:c="4"/><text:span text:style-name="T3">Press the key “A” for checking the balance</text:span></text:p>
      <text:p text:style-name="P5"><text:s text:c="4"/><text:span text:style-name="T3">Press the key “B” for <text:s/>depositing the amount</text:span></text:p>
      <text:p text:style-name="P5"><text:s text:c="4"/><text:span text:style-name="T3">Press the key “C” for <text:s/>withdrawing the amount</text:span></text:p>
      <text:p text:style-name="P5"><text:s text:c="4"/><text:span text:style-name="T3">Press the key “D” for <text:s/>seeing the previous transaction</text:span></text:p>
      <text:p text:style-name="P5"><text:s text:c="4"/><text:span text:style-name="T3">Press the key “E” for <text:s/>exit from the system</text:span></text:p>
      <text:p text:style-name="P5"><text:s/><text:span text:style-name="T4">After performing all the operation ,we can exit the syst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6pt" officeooo:rsid="001362b8" officeooo:paragraph-rsid="001362b8" style:font-size-asian="22.75pt" style:font-size-complex="2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7"/>PROJECT REPO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8:45:42.018702685</meta:creation-date>
    <meta:generator>LibreOffice/6.4.6.2$Linux_X86_64 LibreOffice_project/40$Build-2</meta:generator>
    <dc:date>2021-02-21T19:11:42.204509363</dc:date>
    <meta:editing-duration>PT15M26S</meta:editing-duration>
    <meta:editing-cycles>4</meta:editing-cycles>
    <meta:document-statistic meta:table-count="0" meta:image-count="0" meta:object-count="0" meta:page-count="1" meta:paragraph-count="24" meta:word-count="129" meta:character-count="948" meta:non-whitespace-character-count="729"/>
  </office:meta>
</office:document-meta>
</file>